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Consolas" svg:font-family="Consolas, 'Courier New', 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text-properties fo:font-size="9pt" officeooo:paragraph-rsid="000bd066" style:font-size-asian="9pt" style:font-size-complex="9pt"/>
    </style:style>
    <style:style style:name="P2" style:family="paragraph" style:parent-style-name="Preformatted_20_Text">
      <style:text-properties fo:font-size="9pt" officeooo:paragraph-rsid="00102171" style:font-size-asian="9pt" style:font-size-complex="9pt"/>
    </style:style>
    <style:style style:name="P3" style:family="paragraph" style:parent-style-name="Preformatted_20_Text">
      <style:text-properties officeooo:paragraph-rsid="000bd066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officeooo:rsid="00102171" style:font-size-asian="9pt" style:font-size-complex="9pt"/>
    </style:style>
    <style:style style:name="T3" style:family="text">
      <style:text-properties fo:font-size="9pt" officeooo:rsid="0011cd7a" style:font-size-asian="9pt" style:font-size-complex="9pt"/>
    </style:style>
    <style:style style:name="T4" style:family="text">
      <style:text-properties style:font-name="Liberation Mono" fo:font-size="9pt" officeooo:rsid="00102171" style:font-name-asian="NSimSun1" style:font-size-asian="9pt" style:font-name-complex="Liberation Mono" style:font-size-complex="9pt"/>
    </style:style>
    <style:style style:name="T5" style:family="text">
      <style:text-properties officeooo:rsid="000e7bc6"/>
    </style:style>
    <style:style style:name="T6" style:family="text">
      <style:text-properties officeooo:rsid="00102171"/>
    </style:style>
    <style:style style:name="T7" style:family="text">
      <style:text-properties officeooo:rsid="0011cd7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/* Keymap 0: Basic layer</text:p>
      <text:p text:style-name="P1"><text:s/>*</text:p>
      <text:p text:style-name="P1"><text:s/>* ,-----------------------------------------------------------------------------------------------------.</text:p>
      <text:p text:style-name="P1"><text:s/>* | <text:s text:c="2"/>= <text:s text:c="3"/>| <text:s text:c="2"/>1 <text:s/>| <text:s text:c="2"/>2 <text:s/>| <text:s text:c="2"/>3 <text:s/>| <text:s text:c="2"/>4 <text:s/>| <text:s text:c="2"/>5 <text:s/>| [ { <text:s/>| <text:s/>} ] | <text:s text:c="2"/>6 <text:s/>| <text:s text:c="2"/>7 <text:s/>| <text:s text:c="2"/>8 <text:s/>| <text:s text:c="2"/>9 <text:s/>| <text:s text:c="2"/>0 <text:s/>| <text:s text:c="2"/>- <text:s text:c="3"/>|</text:p>
      <text:p text:style-name="P1"><text:s/>* |--------+------+------+------+------+-------------|------+------+------+------+------+------+--------|</text:p>
      <text:p text:style-name="P1"><text:s/>* | Delete | <text:s text:c="2"/>Q <text:s/>| <text:s text:c="2"/>W <text:s/>| <text:s text:c="2"/>E <text:s/>| <text:s text:c="2"/>R <text:s/>| <text:s text:c="2"/>T <text:s/>| SYMB | SYMB | <text:s text:c="2"/>Y <text:s/>| <text:s text:c="2"/>U <text:s/>| <text:s text:c="2"/>I <text:s/>| <text:s text:c="2"/>O <text:s/>| <text:s text:c="2"/>P <text:s/>| <text:s text:c="2"/>\ <text:s text:c="3"/>|</text:p>
      <text:p text:style-name="P1"><text:s/>* |--------+------+------+------+------+------| <text:s text:c="5"/>| <text:s text:c="5"/>|------+------+------+------+------+--------|</text:p>
      <text:p text:style-name="P2"><text:s/>* | BkSp <text:s text:c="2"/>|MDIA/A| <text:s text:c="2"/>S <text:s/>| <text:s text:c="2"/>D <text:s/>| <text:s text:c="2"/>F <text:s/>| <text:s text:c="2"/>G <text:s/>|------|------| <text:s text:c="2"/>H <text:s/>| <text:s text:c="2"/>J <text:s/>| <text:s text:c="2"/>K <text:s/>| <text:s text:c="2"/>L <text:s/>|;/MDIA|' / GUI |</text:p>
      <text:p text:style-name="P1"><text:s/>* |--------+------+------+------+------+------| Hyper| Meh <text:s/>|------+------+------+------+------+--------|</text:p>
      <text:p text:style-name="P1"><text:s/>* | LShift |Z/Ctrl| <text:s text:c="2"/>X <text:s/>| <text:s text:c="2"/>C <text:s/>| <text:s text:c="2"/>V <text:s/>| <text:s text:c="2"/>B <text:s/>| <text:s text:c="5"/>| <text:s text:c="5"/>| <text:s text:c="2"/>N <text:s/>| <text:s text:c="2"/>M <text:s/>| <text:s text:c="2"/>, <text:s/>| <text:s text:c="2"/>. <text:s/>|//Ctrl| RShift |</text:p>
      <text:p text:style-name="P1"><text:s/>* |--------+------+------+------+------+-------------'-------------+------+------+------+------+--------|</text:p>
      <text:p text:style-name="P1"><text:s/>* |Grv/SYMB| ES<text:span text:style-name="T5">C</text:span> <text:s/>| MDIA | Alt <text:s/>| Tab <text:s/>| SPACE/MDIA <text:s/>| <text:s text:c="3"/>SPACE <text:s text:c="3"/>| Left | Down | Up <text:s text:c="2"/>| Right| ~SYMB <text:s/>|</text:p>
      <text:p text:style-name="P1"><text:s/>* `-----------------------------------------------------------------------------------------------------'</text:p>
      <text:p text:style-name="P1"><text:s/>*/</text:p>
      <text:p text:style-name="P1">/* Keymap 1: Colemak-DHm (Matrix DHm) layer</text:p>
      <text:p text:style-name="P1"><text:s/>*</text:p>
      <text:p text:style-name="P1"><text:s/>* ,-----------------------------------------------------------------------------------------------------.</text:p>
      <text:p text:style-name="P1"><text:s/>* | <text:s text:c="7"/>| <text:s text:c="5"/>| <text:s text:c="5"/>| <text:s text:c="5"/>| <text:s text:c="5"/>| <text:s text:c="5"/>| <text:s text:c="5"/>| <text:s text:c="5"/>| <text:s text:c="5"/>| <text:s text:c="5"/>| <text:s text:c="5"/>| <text:s text:c="5"/>| <text:s text:c="5"/>| <text:s text:c="7"/>|</text:p>
      <text:p text:style-name="P1"><text:s/>* |--------+------+------+------+------+-------------|------+------+------+------+------+------+--------|</text:p>
      <text:p text:style-name="P1"><text:s/>* | <text:s text:c="7"/>| <text:s text:c="2"/>Q <text:s/>| <text:s text:c="2"/>W <text:s/>| <text:s text:c="2"/>F <text:s/>| <text:s text:c="2"/>P <text:s/>| <text:s text:c="2"/>B <text:s/>| <text:s text:c="5"/>| <text:s text:c="5"/>| <text:s text:c="2"/>J <text:s/>| <text:s text:c="2"/>L <text:s/>| <text:s text:c="2"/>U <text:s/>| <text:s text:c="2"/>Y <text:s/>| <text:s/>; : | <text:s text:c="7"/>|</text:p>
      <text:p text:style-name="P1"><text:s/>* |--------+------+------+------+------+------| <text:s text:c="5"/>| <text:s text:c="5"/>|------+------+------+------+------+--------|</text:p>
      <text:p text:style-name="P3"><text:span text:style-name="T1"><text:s/>* | <text:s text:c="7"/>| <text:s text:c="2"/>A <text:s/></text:span><text:span text:style-name="T2">|</text:span><text:span text:style-name="T1"> <text:s text:c="2"/>R <text:s/>| <text:s text:c="2"/>S <text:s/>| <text:s text:c="2"/>T <text:s/>| <text:s text:c="2"/>G <text:s/>|------|------| <text:s text:c="2"/>M <text:s/>| <text:s text:c="2"/>N <text:s/>| <text:s text:c="2"/>E <text:s/>| <text:s text:c="2"/>I <text:s/>| <text:s text:c="2"/></text:span><text:span text:style-name="T3">O <text:s/></text:span><text:span text:style-name="T1">| <text:s text:c="7"/>|</text:span></text:p>
      <text:p text:style-name="P1"><text:s/>* |--------+------+------+------+------+------| <text:s text:c="5"/>| <text:s text:c="5"/>|------+------+------+------+------+--------|</text:p>
      <text:p text:style-name="P1"><text:s/>* | <text:s text:c="7"/>| <text:s text:c="2"/>Z <text:s/>| <text:s text:c="2"/>X <text:s/>| <text:s text:c="2"/>C <text:s/>| <text:s text:c="2"/>D <text:s/>| <text:s text:c="2"/>V <text:s/>| <text:s text:c="5"/>| <text:s text:c="5"/>| <text:s text:c="2"/>K <text:s/>| <text:s text:c="2"/>H <text:s/>| <text:s text:c="5"/>| <text:s text:c="5"/>| <text:s text:c="5"/>| <text:s text:c="7"/>|</text:p>
      <text:p text:style-name="P1"><text:s/>* |--------+------+------+------+------+-------------'-------------+------+------+------+------+--------|</text:p>
      <text:p text:style-name="P1"><text:s/>* | <text:s text:c="7"/>| <text:s text:c="5"/>| <text:s text:c="5"/>| <text:s text:c="5"/>| <text:s text:c="5"/>| <text:s text:c="12"/>| <text:s text:c="12"/>| <text:s text:c="5"/>| <text:s text:c="5"/>| <text:s text:c="5"/>| <text:s text:c="5"/>| <text:s text:c="7"/>|</text:p>
      <text:p text:style-name="P1"><text:s/>* `-----------------------------------------------------------------------------------------------------'</text:p>
      <text:p text:style-name="P1"><text:s/>*/</text:p>
      <text:p text:style-name="P1">/* Keymap 2: Symbol Layer</text:p>
      <text:p text:style-name="P1"><text:s/>*</text:p>
      <text:p text:style-name="P1"><text:s/>* ,-----------------------------------------------------------------------------------------------------.</text:p>
      <text:p text:style-name="P1"><text:s/>* | Esc <text:s text:c="3"/>| <text:s/>F1 <text:s/>| <text:s/>F2 <text:s/>| <text:s/>F3 <text:s/>| <text:s/>F4 <text:s/>| <text:s/>F5 <text:s/>| F13 <text:s/>| F14 <text:s/>| <text:s/>F6 <text:s/>| <text:s/>F7 <text:s/>| <text:s/>F8 <text:s/>| <text:s/>F9 <text:s/>| <text:s/>F10 | <text:s text:c="2"/>F11 <text:s/>|</text:p>
      <text:p text:style-name="P1"><text:s/>* |--------+------+------+------+------+------+------|------+------+------+------+------+------+--------|</text:p>
      <text:p text:style-name="P1"><text:s/>* | <text:s text:c="7"/>| <text:s text:c="2"/>! <text:s/>| <text:s text:c="2"/>@ <text:s/>| <text:s text:c="2"/>{ <text:s/>| <text:s text:c="2"/>} <text:s/>| <text:s text:c="2"/>| <text:s/>| <text:s text:c="5"/>| <text:s text:c="5"/>| <text:s text:c="2"/>Up | <text:s text:c="2"/>7 <text:s/>| <text:s text:c="2"/>8 <text:s/>| <text:s text:c="2"/>9 <text:s/>| <text:s text:c="2"/>* <text:s/>| <text:s text:c="2"/>F12 <text:s/>|</text:p>
      <text:p text:style-name="P1"><text:s/>* |--------+------+------+------+------+------| <text:s text:c="5"/>| <text:s text:c="5"/>|------+------+------+------+------+--------|</text:p>
      <text:p text:style-name="P1"><text:s/>* | <text:s text:c="7"/>| <text:s text:c="2"/># <text:s/>| <text:s text:c="2"/>$ <text:s/>| <text:s text:c="2"/>( <text:s/>| <text:s text:c="2"/>) <text:s/>| <text:s text:c="2"/>` <text:s/>|------|------| Down | <text:s text:c="2"/>4 <text:s/>| <text:s text:c="2"/>5 <text:s/>| <text:s text:c="2"/>6 <text:s/>| <text:s text:c="2"/>+ <text:s/>| <text:s text:c="7"/>|</text:p>
      <text:p text:style-name="P1"><text:s/>* |--------+------+------+------+------+------| <text:s text:c="5"/>| <text:s text:c="5"/>|------+------+------+------+------+--------|</text:p>
      <text:p text:style-name="P1"><text:s/>* | <text:s text:c="7"/>| <text:s text:c="2"/>% <text:s/>| <text:s text:c="2"/>^ <text:s/>| <text:s text:c="2"/>[ <text:s/>| <text:s text:c="2"/>] <text:s/>| <text:s text:c="2"/>~ <text:s/>| <text:s text:c="5"/>| <text:s text:c="5"/>| <text:s text:c="2"/>&amp; <text:s/>| <text:s text:c="2"/>1 <text:s/>| <text:s text:c="2"/>2 <text:s/>| <text:s text:c="2"/>3 <text:s/>| <text:s text:c="2"/>\ <text:s/>| <text:s text:c="7"/>|</text:p>
      <text:p text:style-name="P1"><text:s/>* |--------+------+------+------+------+------'------'------'------+------+------+------+------+--------|</text:p>
      <text:p text:style-name="P1"><text:s/>* | <text:s text:c="7"/>| <text:s text:c="5"/>| <text:s text:c="5"/>| <text:s text:c="5"/>| <text:s text:c="5"/>| <text:s text:c="12"/>| <text:s text:c="12"/>| <text:s text:c="2"/>0 <text:s/>| <text:s text:c="2"/>0 <text:s/>| <text:s text:c="2"/>. <text:s/>| <text:s text:c="2"/>= <text:s/>| <text:s text:c="7"/>|</text:p>
      <text:p text:style-name="P1"><text:s/>* `-----------------------------------------------------------------------------------------------------'</text:p>
      <text:p text:style-name="P1"><text:s/>*/</text:p>
      <text:p text:style-name="P1">/* Keymap 3: Media and mouse keys</text:p>
      <text:p text:style-name="P1"><text:s/>*</text:p>
      <text:p text:style-name="P1"><text:s/>* ,-----------------------------------------------------------------------------------------------------.</text:p>
      <text:p text:style-name="P1"><text:s/>* | <text:s text:c="7"/>| <text:s text:c="5"/>| <text:s text:c="5"/>| <text:s text:c="5"/>| <text:s text:c="5"/>| <text:s text:c="5"/>|QWERTY|COLMAK| <text:s text:c="5"/>| <text:s text:c="5"/>| <text:s text:c="5"/>| <text:s text:c="5"/>| <text:s text:c="5"/>| ABORT <text:s/>|</text:p>
      <text:p text:style-name="P1"><text:s/>* |--------+------+------+------+------+-------------|------+------+------+------+------+------+--------|</text:p>
      <text:p text:style-name="P1"><text:s/>* | <text:s text:c="7"/>| <text:s text:c="5"/>| <text:s text:c="5"/>| MsUp | <text:s text:c="5"/>| <text:s text:c="5"/>| <text:s text:c="5"/>| <text:s text:c="5"/>| PgUp | HOME | <text:s text:c="5"/>| END <text:s/>| <text:s text:c="5"/>| <text:s text:c="7"/>|</text:p>
      <text:p text:style-name="P1"><text:s/>* |--------+------+------+------+------+------| <text:s text:c="5"/>| <text:s text:c="5"/>|------+------+------+------+------+--------|</text:p>
      <text:p text:style-name="P1"><text:s/>* | <text:s text:c="7"/>| <text:s text:c="5"/>|MsLeft|MsDown|MsRght| <text:s text:c="5"/>|------|------| Left | Down | Up <text:s text:c="2"/>| Right| <text:s text:c="5"/>| <text:s/>Play <text:s/>|</text:p>
      <text:p text:style-name="P1"><text:s/>* |--------+------+------+------+------+------| <text:s text:c="5"/>| <text:s text:c="5"/>|------+------+------+------+------+--------|</text:p>
      <text:p text:style-name="P1"><text:s/>* | <text:s text:c="7"/>| <text:s text:c="5"/>| <text:s text:c="5"/>| CALC | <text:s text:c="5"/>| <text:s text:c="5"/>| <text:s text:c="5"/>| <text:s text:c="5"/>| PgDn | <text:s text:c="5"/>| Prev | Next | <text:s text:c="5"/>| <text:s text:c="7"/>|</text:p>
      <text:p text:style-name="P1"><text:s/>* |--------+------+------+------+------+-------------'-------------+------+------+------+------+--------|</text:p>
      <text:p text:style-name="P1"><text:s/>* | EPRM <text:s text:c="2"/>| RESET| <text:s text:c="5"/>| Lclk | Rclk | <text:s text:c="12"/>| Bwsr Back <text:s text:c="2"/>|VolUp |VolDn | Mute | <text:s text:c="5"/>| <text:s text:c="7"/>|</text:p>
      <text:p text:style-name="P1"><text:s/>* `-----------------------------------------------------------------------------------------------------'</text:p>
      <text:p text:style-name="P1"><text:s/>*/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Consolas" svg:font-family="Consolas, 'Courier New', 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1874in" fo:margin-right="0.1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print-date>2020-07-06T23:37:02.876000000</meta:print-date>
    <dc:date>2020-07-07T19:07:30.160000000</dc:date>
    <meta:editing-duration>PT10H19M48S</meta:editing-duration>
    <meta:editing-cycles>5</meta:editing-cycles>
    <meta:generator>LibreOffice/6.4.3.2$Windows_X86_64 LibreOffice_project/747b5d0ebf89f41c860ec2a39efd7cb15b54f2d8</meta:generator>
    <meta:document-statistic meta:table-count="0" meta:image-count="0" meta:object-count="0" meta:page-count="1" meta:paragraph-count="56" meta:word-count="763" meta:character-count="4809" meta:non-whitespace-character-count="3269"/>
  </office:meta>
</office:document-meta>
</file>